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munity Dialogue Facilitation Guide</text:h>
      <text:h text:style-name="Heading_20_2" text:outline-level="2">Hosting Meaningful Conversations About Rights for All Beings</text:h>
      <text:p text:style-name="Text_20_body"><text:span text:style-name="Emphasis">Your toolkit for leading transformative 60-90 minute conversations using the Moral Operating System</text:span></text:p>
      <text:p text:style-name="Horizontal_20_Line"/>
      <text:h text:style-name="Heading_20_2" text:outline-level="2"><text:span text:style-name="Strong_20_Emphasis">FRONT PAGE: The Flow</text:span></text:h>
      <text:h text:style-name="Heading_20_3" text:outline-level="3"><text:span text:style-name="Strong_20_Emphasis">Before You Begin</text:span></text:h>
      <text:list xml:id="list957238722" text:style-name="L1">
        <text:list-item>
          <text:p text:style-name="P3"><text:span text:style-name="Strong_20_Emphasis">Set the Space:</text:span> Circle of chairs, natural lighting if possible, phones on silent </text:p>
        </text:list-item>
        <text:list-item>
          <text:p text:style-name="P3"><text:span text:style-name="Strong_20_Emphasis">Materials Ready:</text:span> One-Page Essence copies, Ethical Dilemma Cards, this guide </text:p>
        </text:list-item>
        <text:list-item>
          <text:p text:style-name="P2"><text:span text:style-name="Strong_20_Emphasis">Your Role:</text:span> You're a conversation gardener—plant questions, tend the dialogue, let wisdom grow </text:p>
        </text:list-item>
      </text:list>
      <text:p text:style-name="Horizontal_20_Line"/>
      <text:h text:style-name="Heading_20_3" text:outline-level="3"><text:span text:style-name="Strong_20_Emphasis">1. GATHERING &amp; WELCOME (10 minutes)</text:span></text:h>
      <text:p text:style-name="Text_20_body"><text:span text:style-name="Strong_20_Emphasis">Opening Circle:</text:span> <text:span text:style-name="Emphasis">"Let's begin by grounding ourselves in the living world. Please share your name and one thing in nature you felt connected to this week—a tree you noticed, a bird you heard, even the sky you looked up at."</text:span></text:p>
      <text:p text:style-name="Text_20_body"><text:span text:style-name="Strong_20_Emphasis">Facilitator's Tip:</text:span> This connects hearts before minds engage. If someone struggles, offer: <text:span text:style-name="Emphasis">"Even noticing the air you breathe counts!"</text:span></text:p>
      <text:p text:style-name="Horizontal_20_Line"/>
      <text:h text:style-name="Heading_20_3" text:outline-level="3"><text:span text:style-name="Strong_20_Emphasis">2. INTRODUCING THE MOS (5 minutes)</text:span></text:h>
      <text:p text:style-name="Text_20_body"><text:span text:style-name="Strong_20_Emphasis">Action Steps:</text:span></text:p>
      <text:list xml:id="list490716999" text:style-name="L2">
        <text:list-item>
          <text:p text:style-name="P5">Hand out "The One-Page Essence" </text:p>
        </text:list-item>
        <text:list-item>
          <text:p text:style-name="P5">Read the opening lines aloud: <text:span text:style-name="Emphasis">"The Moral Operating System ensures fairness and respect for humans, animals, ecosystems, AI, and future beings..."</text:span> </text:p>
        </text:list-item>
        <text:list-item>
          <text:p text:style-name="P4">Invite one volunteer to read the "How It Works" section </text:p>
        </text:list-item>
      </text:list>
      <text:p text:style-name="Text_20_body"><text:span text:style-name="Strong_20_Emphasis">Simple Frame:</text:span> <text:span text:style-name="Emphasis">"Today we're exploring what it means to live in right relationship with all beings. No pressure to agree with everything—just curiosity about how we might expand our circle of care."</text:span></text:p>
      <text:p text:style-name="Horizontal_20_Line"/>
      <text:h text:style-name="Heading_20_3" text:outline-level="3"><text:span text:style-name="Strong_20_Emphasis">3. EXPLORING A DILEMMA (30-45 minutes)</text:span></text:h>
      <text:p text:style-name="Text_20_body"><text:span text:style-name="Strong_20_Emphasis">Choose Your Adventure:</text:span></text:p>
      <text:list xml:id="list2728061833" text:style-name="L3">
        <text:list-item>
          <text:p text:style-name="P7"><text:span text:style-name="Strong_20_Emphasis">For Mixed Groups:</text:span> Use "AI Assistant" or "Urban Development" cards </text:p>
        </text:list-item>
        <text:list-item>
          <text:p text:style-name="P7"><text:soft-page-break/><text:span text:style-name="Strong_20_Emphasis">For Environmental Focus:</text:span> Use "Factory Farming" or "Ancient Forest" cards </text:p>
        </text:list-item>
        <text:list-item>
          <text:p text:style-name="P6"><text:span text:style-name="Strong_20_Emphasis">For Tech-Curious Groups:</text:span> Use "Social Media Algorithm" or "Autonomous Vehicle" cards </text:p>
        </text:list-item>
      </text:list>
      <text:p text:style-name="Text_20_body"><text:span text:style-name="Strong_20_Emphasis">Facilitation Flow:</text:span></text:p>
      <text:list xml:id="list3563751325" text:style-name="L4">
        <text:list-item>
          <text:p text:style-name="P9"><text:span text:style-name="Strong_20_Emphasis">Read the scenario aloud</text:span> (1 min) </text:p>
        </text:list-item>
        <text:list-item>
          <text:p text:style-name="P9"><text:span text:style-name="Strong_20_Emphasis">Initial reactions round</text:span> - everyone shares gut response (5 min) </text:p>
        </text:list-item>
        <text:list-item>
          <text:p text:style-name="P9"><text:span text:style-name="Strong_20_Emphasis">MOS lens exploration</text:span> - use the card's back for guiding questions (15-25 min) </text:p>
        </text:list-item>
        <text:list-item>
          <text:p text:style-name="P8"><text:span text:style-name="Strong_20_Emphasis">Perspective weaving</text:span> - help group find common ground (10-15 min) </text:p>
        </text:list-item>
      </text:list>
      <text:p text:style-name="Text_20_body"><text:span text:style-name="Strong_20_Emphasis">When the Conversation Gets Stuck:</text:span> Flip to the back of any Ethical Dilemma Card and use the "MOS Lenses" to reignite discussion.</text:p>
      <text:p text:style-name="Horizontal_20_Line"/>
      <text:h text:style-name="Heading_20_3" text:outline-level="3"><text:span text:style-name="Strong_20_Emphasis">4. GROUP REFLECTION (15 minutes)</text:span></text:h>
      <text:p text:style-name="Text_20_body"><text:span text:style-name="Strong_20_Emphasis">Guiding Questions</text:span> <text:span text:style-name="Emphasis">(Choose 2-3 that feel right for your group):</text:span></text:p>
      <text:list xml:id="list1609335479" text:style-name="L5">
        <text:list-item>
          <text:p text:style-name="P11"><text:span text:style-name="Emphasis">"Did anyone's perspective shift during our conversation?"</text:span> </text:p>
        </text:list-item>
        <text:list-item>
          <text:p text:style-name="P11"><text:span text:style-name="Emphasis">"Which MOS principle—dignity, justice, responsibility—felt most relevant today?"</text:span> </text:p>
        </text:list-item>
        <text:list-item>
          <text:p text:style-name="P11"><text:span text:style-name="Emphasis">"What did this teach us about our community's values?"</text:span> </text:p>
        </text:list-item>
        <text:list-item>
          <text:p text:style-name="P10"><text:span text:style-name="Emphasis">"If we could change one thing in our daily lives based on this conversation, what might it be?"</text:span> </text:p>
        </text:list-item>
      </text:list>
      <text:p text:style-name="Horizontal_20_Line"/>
      <text:h text:style-name="Heading_20_3" text:outline-level="3"><text:span text:style-name="Strong_20_Emphasis">5. CLOSING CIRCLE (5 minutes)</text:span></text:h>
      <text:p text:style-name="Text_20_body"><text:span text:style-name="Strong_20_Emphasis">Appreciation Round:</text:span> <text:span text:style-name="Emphasis">"Let's close by each person thanking someone else in the group for something they contributed—a question, an insight, or just their presence."</text:span></text:p>
      <text:p text:style-name="Text_20_body"><text:span text:style-name="Strong_20_Emphasis">Final Invitation:</text:span> <text:span text:style-name="Emphasis">"Take the One-Page Essence with you. Notice this week how you relate to the living world around you."</text:span></text:p>
      <text:p text:style-name="Horizontal_20_Line"/>
      <text:h text:style-name="Heading_20_2" text:outline-level="2"><text:span text:style-name="Strong_20_Emphasis">BACK PAGE: Facilitator's Toolkit</text:span></text:h>
      <text:h text:style-name="Heading_20_3" text:outline-level="3"><text:span text:style-name="Strong_20_Emphasis">Creating Safety &amp; Inclusion</text:span></text:h>
      <text:list xml:id="list1706393143" text:style-name="L6">
        <text:list-item>
          <text:p text:style-name="P13"><text:span text:style-name="Strong_20_Emphasis">"Three Ds" Rule:</text:span> Disagree with ideas, not people. No dismissing. No dominating. </text:p>
        </text:list-item>
        <text:list-item>
          <text:p text:style-name="P13"><text:span text:style-name="Strong_20_Emphasis">Accessibility:</text:span> Offer multiple ways to participate—speaking, writing on paper, using gestures </text:p>
        </text:list-item>
        <text:list-item>
          <text:p text:style-name="P12"><text:span text:style-name="Strong_20_Emphasis">Cultural Bridge:</text:span> <text:span text:style-name="Emphasis">"Different traditions have different ways of understanding our relationships with nature and technology. All perspectives enrich our conversation."</text:span> </text:p>
        </text:list-item>
      </text:list>
      <text:h text:style-name="Heading_20_3" text:outline-level="3"><text:span text:style-name="Strong_20_Emphasis">When Things Get Challenging</text:span></text:h>
      <text:p text:style-name="Text_20_body"><text:span text:style-name="Strong_20_Emphasis">If Someone Dominates:</text:span> <text:span text:style-name="Emphasis">"Thank you for that perspective, [Name]. Let's hear from someone who hasn't spoken yet."</text:span></text:p>
      <text:p text:style-name="Text_20_body"><text:soft-page-break/><text:span text:style-name="Strong_20_Emphasis">If Discussion Gets Heated:</text:span> <text:span text:style-name="Emphasis">"I'm noticing strong feelings here. Let's pause and each take a breath. Strong feelings often mean we're touching something that matters deeply."</text:span></text:p>
      <text:p text:style-name="Text_20_body"><text:span text:style-name="Strong_20_Emphasis">If Someone Shuts Down:</text:span> <text:span text:style-name="Emphasis">"There are many ways to participate. You're welcome to listen, write notes, or share when it feels right for you."</text:span></text:p>
      <text:p text:style-name="Text_20_body"><text:span text:style-name="Strong_20_Emphasis">If Group Gets Lost:</text:span> Return to the Ethical Dilemma Card's "MOS Lenses" on the back, or ask: <text:span text:style-name="Emphasis">"What would it look like to approach this with both compassion and wisdom?"</text:span></text:p>
      <text:h text:style-name="Heading_20_3" text:outline-level="3"><text:span text:style-name="Strong_20_Emphasis">Spiral-Aware Facilitation Tips</text:span></text:h>
      <text:p text:style-name="Text_20_body">Different people process ethics differently—honor all approaches:</text:p>
      <text:list xml:id="list1902225571" text:style-name="L7">
        <text:list-item>
          <text:p text:style-name="P15"><text:span text:style-name="Strong_20_Emphasis">Traditional/Order-Focused:</text:span> Appreciate their emphasis on clear principles and stability </text:p>
        </text:list-item>
        <text:list-item>
          <text:p text:style-name="P15"><text:span text:style-name="Strong_20_Emphasis">Achievement-Focused:</text:span> Connect to practical benefits and efficiency </text:p>
        </text:list-item>
        <text:list-item>
          <text:p text:style-name="P15"><text:span text:style-name="Strong_20_Emphasis">Community-Focused:</text:span> Celebrate their care for inclusion and justice </text:p>
        </text:list-item>
        <text:list-item>
          <text:p text:style-name="P15"><text:span text:style-name="Strong_20_Emphasis">Systems-Focused:</text:span> Welcome their big-picture thinking and complexity </text:p>
        </text:list-item>
        <text:list-item>
          <text:p text:style-name="P14"><text:span text:style-name="Strong_20_Emphasis">Integral-Focused:</text:span> Honor their synthesis of multiple perspectives </text:p>
        </text:list-item>
      </text:list>
      <text:h text:style-name="Heading_20_3" text:outline-level="3"><text:span text:style-name="Strong_20_Emphasis">Ending Strong</text:span></text:h>
      <text:list xml:id="list1431852262" text:style-name="L8">
        <text:list-item>
          <text:p text:style-name="P17"><text:span text:style-name="Strong_20_Emphasis">Plant Seeds:</text:span> <text:span text:style-name="Emphasis">"This conversation doesn't end here. Notice how these ideas live in your daily choices."</text:span> </text:p>
        </text:list-item>
        <text:list-item>
          <text:p text:style-name="P17"><text:span text:style-name="Strong_20_Emphasis">Connect to Action:</text:span> <text:span text:style-name="Emphasis">"If anyone wants to explore these ideas further, the QR code connects to more resources, including how to start a Rights for All Beings initiative in your community."</text:span> </text:p>
        </text:list-item>
        <text:list-item>
          <text:p text:style-name="P16"><text:span text:style-name="Strong_20_Emphasis">Document Wisdom:</text:span> Consider inviting someone to capture key insights on paper to share with the group digitally later </text:p>
        </text:list-item>
      </text:list>
      <text:h text:style-name="Heading_20_3" text:outline-level="3"><text:span text:style-name="Strong_20_Emphasis">Resources for Next Steps</text:span></text:h>
      <text:list xml:id="list3519302146" text:style-name="L9">
        <text:list-item>
          <text:p text:style-name="P19"><text:span text:style-name="Strong_20_Emphasis">Social Media:</text:span> Share insights with #RightsForAllBeings </text:p>
        </text:list-item>
        <text:list-item>
          <text:p text:style-name="P19"><text:span text:style-name="Strong_20_Emphasis">Community Action:</text:span> Connect with local BAZ initiatives or environmental justice groups </text:p>
        </text:list-item>
        <text:list-item>
          <text:p text:style-name="P18"><text:span text:style-name="Strong_20_Emphasis">Deeper Learning:</text:span> Access the <text:a xlink:type="simple" xlink:href="http://globalgovernanceframeworks.org/frameworks/moral-operating-system" text:style-name="Internet_20_link" text:visited-style-name="Visited_20_Internet_20_Link">full MOS framework</text:a> and <text:a xlink:type="simple" xlink:href="http://globalgovernanceframeworks.org/frameworks/tools/moral-operating-system" text:style-name="Internet_20_link" text:visited-style-name="Visited_20_Internet_20_Link">specialized tools</text:a> </text:p>
        </text:list-item>
      </text:list>
      <text:p text:style-name="Horizontal_20_Line"/>
      <text:p text:style-name="Text_20_body"><text:span text:style-name="Emphasis">Remember: You're not teaching—you're creating space for wisdom to emerge. Trust the process, trust your group, and trust that meaningful conversations change the world one heart at a tim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6:26:10.706904533</meta:creation-date>
    <dc:date>2025-07-12T16:27:34.705010211</dc:date>
    <meta:editing-duration>PT1M24S</meta:editing-duration>
    <meta:editing-cycles>1</meta:editing-cycles>
    <meta:document-statistic meta:table-count="0" meta:image-count="0" meta:object-count="0" meta:page-count="3" meta:paragraph-count="63" meta:word-count="785" meta:character-count="5033" meta:non-whitespace-character-count="4320"/>
    <meta:generator>LibreOffice/7.3.7.2$Linux_X86_64 LibreOffice_project/30$Build-2</meta:generator>
  </office:meta>
</office:document-meta>
</file>